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b6df9"/>
    </style:style>
    <style:style style:name="P2" style:family="paragraph" style:parent-style-name="Standard">
      <style:paragraph-properties fo:line-height="150%"/>
      <style:text-properties fo:color="#000000" loext:opacity="100%" style:font-name="Liberation Serif" fo:font-size="12pt" officeooo:paragraph-rsid="000b6df9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officeooo:rsid="0001ca55" officeooo:paragraph-rsid="0001ca5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040527" officeooo:paragraph-rsid="0004052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0b6df9" officeooo:paragraph-rsid="000b6df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normal" officeooo:rsid="0001ca55" officeooo:paragraph-rsid="0001ca5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40527" officeooo:paragraph-rsid="0004052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05032e" officeooo:paragraph-rsid="0005032e" style:font-size-asian="12pt" style:font-weight-asian="normal" style:font-size-complex="12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043259" fo:background-color="#ff0000" loext:char-shading-value="0"/>
    </style:style>
    <style:style style:name="T3" style:family="text">
      <style:text-properties officeooo:rsid="0008c866" fo:background-color="#ff0000" loext:char-shading-value="0"/>
    </style:style>
    <style:style style:name="T4" style:family="text">
      <style:text-properties officeooo:rsid="0009e28a" fo:background-color="#ff0000" loext:char-shading-value="0"/>
    </style:style>
    <style:style style:name="T5" style:family="text">
      <style:text-properties officeooo:rsid="0009e28a" fo:background-color="#ff0000" loext:char-shading-value="0"/>
    </style:style>
    <style:style style:name="T6" style:family="text">
      <style:text-properties officeooo:rsid="00040527"/>
    </style:style>
    <style:style style:name="T7" style:family="text">
      <style:text-properties officeooo:rsid="00043259"/>
    </style:style>
    <style:style style:name="T8" style:family="text">
      <style:text-properties officeooo:rsid="0006da25"/>
    </style:style>
    <style:style style:name="T9" style:family="text">
      <style:text-properties officeooo:rsid="0008c866"/>
    </style:style>
    <style:style style:name="T10" style:family="text">
      <style:text-properties officeooo:rsid="0009e28a"/>
    </style:style>
    <style:style style:name="T11" style:family="text">
      <style:text-properties officeooo:rsid="000b6df9"/>
    </style:style>
    <style:style style:name="T12" style:family="text">
      <style:text-properties fo:color="#000000" loext:opacity="100%" style:font-name="Courier New" fo:font-size="8pt" style:font-size-asian="8pt" style:font-size-complex="8pt"/>
    </style:style>
    <style:style style:name="T13" style:family="text">
      <style:text-properties fo:color="#000000" loext:opacity="100%" fo:font-size="8pt" style:font-size-asian="8pt" style:font-size-complex="8pt"/>
    </style:style>
    <style:style style:name="T14" style:family="text">
      <style:text-properties fo:color="#000000" loext:opacity="100%" style:font-name="Calibri"/>
    </style:style>
    <style:style style:name="T15" style:family="text">
      <style:text-properties fo:color="#000000" loext:opacity="100%" style:font-name="Calibri" fo:font-size="8pt" style:font-size-asian="8pt" style:font-size-complex="8pt"/>
    </style:style>
    <style:style style:name="T16" style:family="text">
      <style:text-properties fo:color="#000000" loext:opacity="100%" style:font-name="Calibri" fo:font-size="12pt" style:font-size-asian="12pt" style:font-size-complex="12pt"/>
    </style:style>
    <style:style style:name="T17" style:family="text">
      <style:text-properties fo:color="#000000" loext:opacity="100%" fo:font-size="12pt" style:font-size-asian="12pt" style:font-size-complex="12pt"/>
    </style:style>
    <style:style style:name="T18" style:family="text">
      <style:text-properties fo:color="#000000" loext:opacity="100%" style:font-name="Liberation Serif"/>
    </style:style>
    <style:style style:name="T19" style:family="text">
      <style:text-properties fo:color="#000000" loext:opacity="100%" style:font-name="Liberation Serif" fo:font-size="12pt" style:font-size-asian="12pt" style:font-size-complex="12pt"/>
    </style:style>
    <style:style style:name="T20" style:family="text">
      <style:text-properties fo:color="#000000" loext:opacity="100%" style:font-name="Liberation Serif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sió general</text:p>
      <text:p text:style-name="P6">Aplicació Java de manera individual.</text:p>
      <text:p text:style-name="P6"/>
      <text:p text:style-name="P3">Calendari</text:p>
      <text:p text:style-name="P6">Lliurament: 20 de novembre del 2023 a les 23:59.</text:p>
      <text:p text:style-name="P6">Defensa: 21 – 24 de novembre de 2023 amb cita prèvia.</text:p>
      <text:p text:style-name="P6"/>
      <text:p text:style-name="P3">Qualificació</text:p>
      <text:p text:style-name="P6">S’ha d’obtindre un 5 sobre 10 i un APTE a la defensa per superar la unitat.</text:p>
      <text:p text:style-name="P6">Un 0 a un requisit marcat com M (mínim) invalida la prova.</text:p>
      <text:p text:style-name="P6"/>
      <text:p text:style-name="P3">Recursos</text:p>
      <text:p text:style-name="P6">Materials d’Aules, Internet.</text:p>
      <text:p text:style-name="P6"/>
      <text:p text:style-name="P3">Entrega</text:p>
      <text:p text:style-name="P6">Un zip/rar via Aules.</text:p>
      <text:p text:style-name="P6">NetBeans en Java Maven.</text:p>
      <text:p text:style-name="P6">Versió Java 11 o inferior.</text:p>
      <text:p text:style-name="P6">Versió de Mongo Driver 3.</text:p>
      <text:p text:style-name="P6">No es permet l’ús de finestres UI.</text:p>
      <text:p text:style-name="P6"/>
      <text:p text:style-name="P3">A) Aplicació → <text:span text:style-name="T6">1p</text:span></text:p>
      <text:p text:style-name="P6">CRUD en Java que accedisca a dues bases de dades, a una MySQL i a l’altra MongoDB.</text:p>
      <text:p text:style-name="P6">La taula/col·lecció amb els POI’s haurà de crear-se i es cridarà «pois_al15».</text:p>
      <text:p text:style-name="P6"/>
      <text:p text:style-name="P6"><text:span text:style-name="T1">1</text:span>. (0,5) Crear dues bases de dades de manera que puguen emmagatzemar punts d’interés (Points of Interest, POI).</text:p>
      <text:p text:style-name="P6"/>
      <text:p text:style-name="P6"><text:span text:style-name="T1">2</text:span>. (0,5) Ambudes bases de dades hauran de cridar-se «poidb» i les accedirem des de Java Maven amb les credencials i els ports per defecte.</text:p>
      <text:p text:style-name="P6"/>
      <text:p text:style-name="P3">B) Menú principal → <text:span text:style-name="T6">2,75p</text:span></text:p>
      <text:p text:style-name="P6">Requisits del menú principal:</text:p>
      <text:p text:style-name="P6"/>
      <text:p text:style-name="P6">1. (0,25) <text:span text:style-name="T6">Experiència d’usuari cuidada: menú intuitiu, llistats de dades clars, etc.</text:span></text:p>
      <text:p text:style-name="P6"/>
      <text:p text:style-name="P6">2. (0,25) <text:span text:style-name="T6">Text de benvinguda a l’aplicació amb una frase que canvie cada vegada.</text:span></text:p>
      <text:p text:style-name="P6"/>
      <text:p text:style-name="P6"><text:span text:style-name="T1">3</text:span>. (0,5) <text:span text:style-name="T6">Opció per canviar de base de dades (MySQL + MongoDB).</text:span></text:p>
      <text:p text:style-name="P6"/>
      <text:p text:style-name="P6"><text:span text:style-name="T1">4</text:span>. (0,5) <text:span text:style-name="T6">Text indicant quina base de dades estem gestionant.</text:span></text:p>
      <text:p text:style-name="P6"/>
      <text:p text:style-name="P6">5. (0,5) <text:span text:style-name="T6">Contadors indicant en tot moment quants elements hi ha en cada base de dades.</text:span></text:p>
      <text:p text:style-name="P6"/>
      <text:p text:style-name="P6">6. Opció per sincronitzar les bases de dades (explicat més endavant).</text:p>
      <text:p text:style-name="P6"/>
      <text:p text:style-name="P6">7. Llistat d’opcions amb la darrera opció per EIXIR:</text:p>
      <text:p text:style-name="P6"><text:tab/><text:span text:style-name="T1">a</text:span>) (0,5) Tecla d’espera per a llistar les dades poc a poc per a que siguen visibles <text:tab/><text:tab/>correctament.</text:p>
      <text:p text:style-name="P6"><text:tab/></text:p>
      <text:p text:style-name="P6"><text:tab/><text:span text:style-name="T1">b</text:span>) (0,25) Després de la tecla, tornarem al menú anterior fins que es polse l’opció EIXIR de <text:tab/>l’aplicació.</text:p>
      <text:p text:style-name="P4"><text:soft-page-break/>C) Opcions → <text:span text:style-name="T11">6,25p</text:span></text:p>
      <text:p text:style-name="P7">L’ordre dels elements no és rellevant.</text:p>
      <text:p text:style-name="P7"/>
      <text:p text:style-name="P7">1. Opció per inserir/afegir nous elements manualment.</text:p>
      <text:p text:style-name="P7"><text:tab/><text:span text:style-name="T5">a</text:span><text:span text:style-name="T10">) (0,25) Demanar les dades de cada ítem en bucle fins que l’ID siga zero.</text:span></text:p>
      <text:p text:style-name="P7"/>
      <text:p text:style-name="P7"><text:tab/><text:span text:style-name="T5">b</text:span><text:span text:style-name="T10">) (0,25) Ha d’acceptar-se valors a blanc, excepte l’identificador de l’ítem.</text:span></text:p>
      <text:p text:style-name="P7"/>
      <text:p text:style-name="P7">2. Opció per a llistar els ítems.</text:p>
      <text:p text:style-name="P7">- <text:span text:style-name="T8">Heu de llegir la base de dades i imprimir tots els items en pantalla.</text:span></text:p>
      <text:p text:style-name="P7">- <text:span text:style-name="T8">Preguntareu quins elements es volen mostrar, amb aquests filtres:</text:span></text:p>
      <text:p text:style-name="P7"><text:tab/><text:span text:style-name="T8">a) (0,5) 100 (solament el ID = 100). Si no està, mostrar missatge.</text:span></text:p>
      <text:p text:style-name="P7"><text:tab/></text:p>
      <text:p text:style-name="P7"><text:tab/><text:span text:style-name="T8">b) (0,5) 101, 105 (solament eixos ítems). Si no estan, mostrar missatge.</text:span></text:p>
      <text:p text:style-name="P7"/>
      <text:p text:style-name="P7"><text:tab/><text:span text:style-name="T3">c</text:span><text:span text:style-name="T9">) (0,5) ALL (tots, ordenats per ID). Si no hi ha cap, mostrar missatge.</text:span></text:p>
      <text:p text:style-name="P7"/>
      <text:p text:style-name="P7">3. Opció per esborrar els ítems.</text:p>
      <text:p text:style-name="P7"><text:tab/><text:span text:style-name="T2">a</text:span><text:span text:style-name="T7">) (0,5) ALL (tots sense confirmació).</text:span></text:p>
      <text:p text:style-name="P7"><text:tab/></text:p>
      <text:p text:style-name="P7"><text:tab/><text:span text:style-name="T7">b) (1) Usa els mateixos filtres que usem per llistar.</text:span></text:p>
      <text:p text:style-name="P7"/>
      <text:p text:style-name="P8"><text:tab/>c) (0,25) Afegix l’opció de confirmar si es desitja esborrar tots (filtre ALL). </text:p>
      <text:p text:style-name="P7"/>
      <text:p text:style-name="P7">4. Opció per sincronitzar.</text:p>
      <text:p text:style-name="P7"><text:tab/>a) (1) Solament vorem aquesta opció si una de les BD té més elements que l’altra. Substituir <text:tab/>les dades d’una BD per les de l’altra.</text:p>
      <text:p text:style-name="P7"/>
      <text:p text:style-name="P7"><text:tab/>b) (0,25) Abans de sincronitzar, haurem de sol·licitar el vist i plau de l’usuari.</text:p>
      <text:p text:style-name="P7"/>
      <text:p text:style-name="P7"><text:span text:style-name="T1">5</text:span>. (0,75) En cas que estem a la BD de Mongo, opció d’insertar un element donat.</text:p>
      <text:p text:style-name="P7"/>
      <text:p text:style-name="P7">6. Opció per importar ítems (import.xml).</text:p>
      <text:p text:style-name="P7"><text:tab/>a) (0,5) Importarem els ítems d’un XML amb format de la teua elecció.</text:p>
      <text:p text:style-name="P6"/>
      <text:p text:style-name="P5">D) Les dades</text:p>
      <text:p text:style-name="P5"/>
      <text:p text:style-name="P2">"POI": [</text:p>
      <text:p text:style-name="P2"><text:s text:c="6"/>{</text:p>
      <text:p text:style-name="P2"><text:tab/> <text:s text:c="2"/>"poid": 12,</text:p>
      <text:p text:style-name="P2"><text:s text:c="8"/>"latitude": 40.416875,</text:p>
      <text:p text:style-name="P2"><text:s text:c="8"/>"longitude": -3.703308,</text:p>
      <text:p text:style-name="P2"><text:s text:c="8"/>"country": "Spain",</text:p>
      <text:p text:style-name="P2"><text:s text:c="8"/>"city": "Madrid",</text:p>
      <text:p text:style-name="P2"><text:s text:c="8"/>"description": "Puerta del Sol"</text:p>
      <text:p text:style-name="P2"><text:s text:c="8"/>"updated": "2012-15-15"</text:p>
      <text:p text:style-name="P2"><text:s text:c="6"/>},</text:p>
      <text:p text:style-name="P2"><text:soft-page-break/><text:s text:c="6"/>{</text:p>
      <text:p text:style-name="P2"><text:tab/> <text:s text:c="2"/>"poid": 14,</text:p>
      <text:p text:style-name="P2"><text:s text:c="8"/>"latitude": 40.417438,</text:p>
      <text:p text:style-name="P2"><text:s text:c="8"/>"longitude": -3.693363,</text:p>
      <text:p text:style-name="P2"><text:s text:c="8"/>"city": "Madrid",</text:p>
      <text:p text:style-name="P2"><text:s text:c="8"/>"description": "Paseo del Prado"</text:p>
      <text:p text:style-name="P2"><text:s text:c="8"/>"updated": "2012-15-15"</text:p>
      <text:p text:style-name="P2"><text:s text:c="6"/>},</text:p>
      <text:p text:style-name="P2"><text:s text:c="6"/>{</text:p>
      <text:p text:style-name="P2"><text:tab/> <text:s text:c="2"/>"poid": 15,</text:p>
      <text:p text:style-name="P2"><text:s text:c="8"/>"latitude": 40.407015,</text:p>
      <text:p text:style-name="P2"><text:s text:c="8"/>"longitude": -3.691163,</text:p>
      <text:p text:style-name="P2"><text:s text:c="8"/>"city": "Madrid",</text:p>
      <text:p text:style-name="P2"><text:s text:c="8"/>"country": "Spain",</text:p>
      <text:p text:style-name="P2"><text:s text:c="8"/>"description": "Estación de Atocha"</text:p>
      <text:p text:style-name="P2"><text:s text:c="8"/>"updated": "2012-15-15"</text:p>
      <text:p text:style-name="P2"><text:s text:c="6"/>}</text:p>
      <text:p text:style-name="P2"><text:s text:c="4"/>]</text:p>
      <text:p text:style-name="P1"><text:span text:style-name="Fuente_20_de_20_párrafo_20_predeter."><text:span text:style-name="T19">}</text:span>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50:48.158203625</meta:creation-date>
    <dc:date>2023-11-09T12:21:38.783389304</dc:date>
    <meta:editing-duration>PT30M46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3" meta:paragraph-count="86" meta:word-count="577" meta:character-count="3583" meta:non-whitespace-character-count="2879"/>
  </office:meta>
</office:document-meta>
</file>